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3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1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8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40272" calcext:value-type="float">
            <text:p>9.5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259974193548" calcext:value-type="float">
            <text:p>9.5425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866" calcext:value-type="float">
            <text:p>9.595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06792" calcext:value-type="float">
            <text:p>9.65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019" calcext:value-type="float">
            <text:p>9.677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80258064516" calcext:value-type="float">
            <text:p>9.6538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54875" calcext:value-type="float">
            <text:p>9.615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10141935484" calcext:value-type="float">
            <text:p>9.3901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67303225806" calcext:value-type="float">
            <text:p>9.2686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28670967742" calcext:value-type="float">
            <text:p>9.2502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24935" calcext:value-type="float">
            <text:p>9.2824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446262068966" calcext:value-type="float">
            <text:p>9.3244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736125" calcext:value-type="float">
            <text:p>9.3673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98625" calcext:value-type="float">
            <text:p>9.4149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630141935484" calcext:value-type="float">
            <text:p>9.4663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5245" calcext:value-type="float">
            <text:p>9.530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49136" calcext:value-type="float">
            <text:p>9.54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451875" calcext:value-type="float">
            <text:p>9.4845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397651612903" calcext:value-type="float">
            <text:p>9.373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202761290323" calcext:value-type="float">
            <text:p>9.2420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003225806452" calcext:value-type="float">
            <text:p>9.230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6688" calcext:value-type="float">
            <text:p>9.26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6385" calcext:value-type="float">
            <text:p>9.2996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81379310345" calcext:value-type="float">
            <text:p>9.3358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331716129032" calcext:value-type="float">
            <text:p>9.3833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94175" calcext:value-type="float">
            <text:p>9.4399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297574193549" calcext:value-type="float">
            <text:p>9.50297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052825" calcext:value-type="float">
            <text:p>9.560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6496" calcext:value-type="float">
            <text:p>9.5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8998" calcext:value-type="float">
            <text:p>9.508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694348387097" calcext:value-type="float">
            <text:p>9.4169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2684" calcext:value-type="float">
            <text:p>9.2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781625" calcext:value-type="float">
            <text:p>9.1978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07944" calcext:value-type="float">
            <text:p>9.20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58325" calcext:value-type="float">
            <text:p>9.2385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941828571429" calcext:value-type="float">
            <text:p>9.2794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51655" calcext:value-type="float">
            <text:p>9.3251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328825806452" calcext:value-type="float">
            <text:p>9.373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569419354839" calcext:value-type="float">
            <text:p>9.425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90116129032" calcext:value-type="float">
            <text:p>9.4839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2576" calcext:value-type="float">
            <text:p>9.50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302219354839" calcext:value-type="float">
            <text:p>9.383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2256" calcext:value-type="float">
            <text:p>9.24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9715" calcext:value-type="float">
            <text:p>9.14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87561290323" calcext:value-type="float">
            <text:p>9.1688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6275" calcext:value-type="float">
            <text:p>9.211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78885714286" calcext:value-type="float">
            <text:p>9.2507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135175" calcext:value-type="float">
            <text:p>9.2913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7865" calcext:value-type="float">
            <text:p>9.340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924541935484" calcext:value-type="float">
            <text:p>9.3992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40670967742" calcext:value-type="float">
            <text:p>9.4484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07664516129" calcext:value-type="float">
            <text:p>9.45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705" calcext:value-type="float">
            <text:p>9.41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928113522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68" meta:object-count="0"/>
    <meta:user-defined meta:name="AppVersion">3.0</meta:user-defined>
  </office:meta>
</office:document-meta>
</file>